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Java (JSE y JEE)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java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Java (JSE y JEE)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spring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Persistencia de dato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persistence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Persistencia de dato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Persistencia de dato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Persistencia de dato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Persistencia de dato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dotnet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dotnet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microsoft.net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Desarrollo rápido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train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Desarrollo rápido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Desarrollo rápido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Desarrollo rápido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Desarrollo rápido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Buenas práctica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development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Buenas práctica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Buenas práctica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Buenas práctica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Buenas práctica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web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android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iphone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windows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puzzle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cloud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no-sql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devops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Herramientas y DevOp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devops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tools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Herramientas y DevOp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Herramientas y DevOp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Herramientas y DevOp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Herramientas y DevOp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Últimas tendencia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trend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Últimas tendencia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Últimas tendencia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Últimas tendencia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Últimas tendencia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proyects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proyects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dossier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Análisis y diseño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design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Análisis y diseño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Análisis y diseño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Análisis y diseño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Análisis y diseño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Generación de informe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report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Generación de informe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Generación de informe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Generación de informe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Generación de informe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incubator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Proyectos piloto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incubator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test-tube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Proyectos piloto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Proyectos piloto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Proyectos piloto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Proyectos piloto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Servidores de aplicacione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server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Servidores de aplicacione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Servidores de aplicacione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Servidores de aplicacione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Servidores de aplicacione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Gestores de contenido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wordpress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Gestores de contenido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Gestores de contenido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Gestores de contenido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Gestores de contenido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portlets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Administración de portale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portlets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portlets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Administración de portale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Administración de portale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Administración de portale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Administración de portale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database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FIN_CURSO_3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N_ENLACE_1</text:p>
          </table:table-cell>
          <table:table-cell office:value-type="string" calcext:value-type="string">
            <text:p>Linux y virtualización</text:p>
          </table:table-cell>
          <table:table-cell office:value-type="string" calcext:value-type="string">
            <text:p>FIN_TITULO_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IN_ENLACE_2</text:p>
          </table:table-cell>
          <table:table-cell office:value-type="string" calcext:value-type="string">
            <text:p>linux.png</text:p>
          </table:table-cell>
          <table:table-cell office:value-type="string" calcext:value-type="string">
            <text:p>FIN_IMG_1</text:p>
          </table:table-cell>
          <table:table-cell office:value-type="string" calcext:value-type="string">
            <text:p>Linux y virtualización</text:p>
          </table:table-cell>
          <table:table-cell office:value-type="string" calcext:value-type="string">
            <text:p>FIN_ALT_IMG</text:p>
          </table:table-cell>
          <table:table-cell office:value-type="string" calcext:value-type="string">
            <text:p>Linux y virtualización</text:p>
          </table:table-cell>
          <table:table-cell office:value-type="string" calcext:value-type="string">
            <text:p>FIN_CURSO_1</text:p>
          </table:table-cell>
          <table:table-cell office:value-type="string" calcext:value-type="string">
            <text:p>Linux y virtualización</text:p>
          </table:table-cell>
          <table:table-cell office:value-type="string" calcext:value-type="string">
            <text:p>FIN_CURSO_2</text:p>
          </table:table-cell>
          <table:table-cell office:value-type="string" calcext:value-type="string">
            <text:p>Linux y virtualización</text:p>
          </table:table-cell>
          <table:table-cell office:value-type="string" calcext:value-type="string">
            <text:p>FIN_CURSO_3</text:p>
          </table:table-cell>
        </table:table-row>
      </table:table>
      <table:named-expressions/>
      <table:database-ranges>
        <table:database-range table:name="__Anonymous_Sheet_DB__0" table:target-range-address="Hoja1.A1:Hoja1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 style:data-style-name="N2" text:time-value="12:44:53.7420705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6T13:17:42.715263983</dc:date>
    <meta:generator>LibreOffice/4.2.4.2$Linux_X86_64 LibreOffice_project/420m0$Build-2</meta:generator>
    <meta:editing-duration>PT8H16M8S</meta:editing-duration>
    <meta:editing-cycles>7</meta:editing-cycles>
    <meta:document-statistic meta:table-count="1" meta:cell-count="408" meta:object-count="0"/>
  </office:meta>
</office:document-meta>
</file>